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17cm" fo:min-width="7.247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5.215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4.199cm"/>
    </style:style>
    <style:style style:name="gr5" style:family="graphic" style:parent-style-name="standard">
      <style:graphic-properties draw:textarea-horizontal-align="justify" draw:textarea-vertical-align="middle" draw:auto-grow-height="false" fo:min-height="1.374cm" fo:min-width="1.02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402cm" fo:min-width="0.974cm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3.31cm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1.08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193cm" fo:min-width="3.437cm"/>
    </style:style>
    <style:style style:name="gr12" style:family="graphic" style:parent-style-name="standard">
      <style:graphic-properties draw:textarea-horizontal-align="justify" draw:textarea-vertical-align="middle" draw:auto-grow-height="false" fo:min-height="0.894cm" fo:min-width="1.215cm"/>
    </style:style>
    <style:style style:name="gr13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747cm" svg:height="2.667cm" svg:x="6.634cm" svg:y="3.032cm">
          <text:p text:style-name="P1">Signed Docum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715cm" svg:height="1.905cm" svg:x="13.927cm" svg:y="9.636cm">
          <text:p text:style-name="P1">Certificate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08cm" svg:height="2.032cm" svg:x="7.985cm" svg:y="9.609cm">
          <text:p text:style-name="P1">Signature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699cm" svg:height="2.032cm" svg:x="2.016cm" svg:y="9.636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3.048cm" svg:height="3.248cm" svg:x="15.243cm" svg:y="13.135cm">
          <text:p text:style-name="P1">Valid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10.507cm" svg:y1="5.699cm" svg:x2="10.525cm" svg:y2="9.609cm" draw:start-shape="id1" draw:start-glue-point="2" draw:end-shape="id2" draw:end-glue-point="0" svg:d="M10507 5699l18 3910" svg:viewBox="0 0 19 3911">
          <text:p/>
        </draw:connector>
        <draw:connector draw:style-name="gr6" draw:text-style-name="P2" draw:layer="layout" svg:x1="14.381cm" svg:y1="4.365cm" svg:x2="16.784cm" svg:y2="9.636cm" draw:start-shape="id1" draw:start-glue-point="1" draw:end-shape="id3" svg:d="M14381 4365h2403v5271" svg:viewBox="0 0 2404 5272">
          <text:p/>
        </draw:connector>
        <draw:connector draw:style-name="gr6" draw:text-style-name="P2" draw:layer="layout" svg:x1="6.634cm" svg:y1="4.365cm" svg:x2="4.365cm" svg:y2="9.636cm" draw:start-shape="id1" draw:start-glue-point="3" draw:end-shape="id4" svg:d="M6634 4365h-2269v5271" svg:viewBox="0 0 2270 5272">
          <text:p/>
        </draw:connector>
        <draw:custom-shape draw:style-name="gr7" draw:text-style-name="P1" xml:id="id5" draw:id="id5" draw:layer="layout" svg:width="2.948cm" svg:height="3.302cm" svg:x="2.878cm" svg:y="13.192cm">
          <text:p text:style-name="P1">Has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6" draw:id="id6" draw:layer="layout" svg:width="3.81cm" svg:height="1.524cm" svg:x="2.489cm" svg:y="18.353cm">
          <text:p text:style-name="P1">Hash key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4.365cm" svg:y1="11.668cm" svg:x2="4.352cm" svg:y2="13.192cm" draw:start-shape="id4" draw:start-glue-point="2" draw:end-shape="id5" svg:d="M4365 11668l-13 1524" svg:viewBox="0 0 14 1525">
          <text:p/>
        </draw:connector>
        <draw:connector draw:style-name="gr6" draw:text-style-name="P2" draw:layer="layout" draw:type="line" svg:x1="4.352cm" svg:y1="16.494cm" svg:x2="4.394cm" svg:y2="18.353cm" draw:start-shape="id5" draw:start-glue-point="6" draw:end-shape="id6" svg:d="M4352 16494l42 1859" svg:viewBox="0 0 43 1860">
          <text:p/>
        </draw:connector>
        <draw:custom-shape draw:style-name="gr9" draw:text-style-name="P1" xml:id="id7" draw:id="id7" draw:layer="layout" svg:width="3.175cm" svg:height="3.048cm" svg:x="8.928cm" svg:y="13.246cm">
          <text:p text:style-name="P1">Decryp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2" draw:layer="layout" draw:type="line" svg:x1="10.525cm" svg:y1="11.641cm" svg:x2="10.516cm" svg:y2="13.246cm" draw:start-shape="id2" draw:start-glue-point="2" draw:end-shape="id7" draw:end-glue-point="4" svg:d="M10525 11641l-9 1605" svg:viewBox="0 0 10 1606">
          <text:p/>
        </draw:connector>
        <draw:connector draw:style-name="gr6" draw:text-style-name="P2" draw:layer="layout" draw:type="line" svg:x1="16.784cm" svg:y1="11.541cm" svg:x2="16.767cm" svg:y2="13.135cm" draw:start-shape="id3" draw:start-glue-point="2" draw:end-shape="id8" draw:end-glue-point="4" svg:d="M16784 11541l-17 1594" svg:viewBox="0 0 18 1595">
          <text:p/>
        </draw:connector>
        <draw:connector draw:style-name="gr10" draw:text-style-name="P2" draw:layer="layout" draw:type="line" svg:x1="15.243cm" svg:y1="14.759cm" svg:x2="12.103cm" svg:y2="14.77cm" draw:start-shape="id8" draw:start-glue-point="5" draw:end-shape="id7" draw:end-glue-point="7" svg:d="M15243 14759l-3140 11" svg:viewBox="0 0 3141 12">
          <text:p text:style-name="P1">Valid</text:p>
        </draw:connector>
        <draw:custom-shape draw:style-name="gr11" draw:text-style-name="P1" xml:id="id9" draw:id="id9" draw:layer="layout" svg:width="3.937cm" svg:height="1.443cm" svg:x="8.59cm" svg:y="18.28cm">
          <text:p text:style-name="P1">Hash key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0.516cm" svg:y1="16.294cm" svg:x2="10.558cm" svg:y2="18.28cm" draw:start-shape="id7" draw:start-glue-point="6" draw:end-shape="id9" draw:end-glue-point="0" svg:d="M10516 16294l42 1986" svg:viewBox="0 0 43 1987">
          <text:p/>
        </draw:connector>
        <draw:custom-shape draw:style-name="gr12" draw:text-style-name="P1" xml:id="id11" draw:id="id11" draw:layer="layout" svg:width="3.429cm" svg:height="2.286cm" svg:x="5.953cm" svg:y="20.92cm">
          <text:p text:style-name="P1">Compa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xml:id="id10" draw:id="id10" draw:layer="layout" svg:width="2.032cm" svg:height="2.032cm" svg:x="15.751cm" svg:y="21.02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16.767cm" svg:y1="16.383cm" svg:x2="16.767cm" svg:y2="21.02cm" draw:start-shape="id8" draw:start-glue-point="6" draw:end-shape="id10" draw:end-glue-point="4" svg:d="M16767 16383v4637" svg:viewBox="0 0 1 4638">
          <text:p text:style-name="P1">Not valid</text:p>
        </draw:connector>
        <draw:connector draw:style-name="gr6" draw:text-style-name="P2" draw:layer="layout" draw:type="line" svg:x1="9.382cm" svg:y1="22.063cm" svg:x2="15.751cm" svg:y2="22.036cm" draw:start-shape="id11" draw:start-glue-point="7" draw:end-shape="id10" draw:end-glue-point="6" svg:d="M9382 22063l6369-27" svg:viewBox="0 0 6370 28">
          <text:p/>
        </draw:connector>
        <draw:connector draw:style-name="gr6" draw:text-style-name="P2" draw:layer="layout" svg:x1="4.394cm" svg:y1="19.877cm" svg:x2="5.953cm" svg:y2="22.063cm" draw:start-shape="id6" draw:start-glue-point="2" draw:end-shape="id11" draw:end-glue-point="5" svg:d="M4394 19877v2186h1559" svg:viewBox="0 0 1560 2187">
          <text:p/>
        </draw:connector>
        <draw:connector draw:style-name="gr6" draw:text-style-name="P2" draw:layer="layout" svg:x1="8.59cm" svg:y1="19.001cm" svg:x2="7.668cm" svg:y2="20.92cm" draw:start-shape="id9" draw:start-glue-point="3" draw:end-shape="id11" draw:end-glue-point="4" svg:d="M8590 19001h-922v1919" svg:viewBox="0 0 923 19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0T10:30:05.826808580</meta:creation-date>
    <meta:generator>LibreOffice/5.0.6.2$Linux_X86_64 LibreOffice_project/00$Build-2</meta:generator>
    <dc:date>2016-06-10T12:31:02.479681256</dc:date>
    <meta:editing-duration>PT2H32S</meta:editing-duration>
    <meta:editing-cycles>48</meta:editing-cycles>
    <meta:document-statistic meta:object-count="24"/>
  </office:meta>
</office:document-meta>
</file>